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d890" officeooo:paragraph-rsid="0015d890"/>
    </style:style>
    <style:style style:name="P2" style:family="paragraph" style:parent-style-name="Standard">
      <style:paragraph-properties fo:text-align="center" style:justify-single-word="false"/>
      <style:text-properties officeooo:rsid="0015d890" officeooo:paragraph-rsid="0015d890"/>
    </style:style>
    <style:style style:name="P3" style:family="paragraph" style:parent-style-name="Standard">
      <style:paragraph-properties fo:text-align="center" style:justify-single-word="false"/>
      <style:text-properties fo:font-weight="bold" officeooo:rsid="0015d890" officeooo:paragraph-rsid="0015d890" style:font-weight-asian="bold" style:font-weight-complex="bold"/>
    </style:style>
    <style:style style:name="P4" style:family="paragraph" style:parent-style-name="Standard">
      <style:text-properties officeooo:rsid="0016a0aa" officeooo:paragraph-rsid="0016a0aa"/>
    </style:style>
    <style:style style:name="P5" style:family="paragraph" style:parent-style-name="Standard" style:list-style-name="L1">
      <style:text-properties officeooo:rsid="0015d890" officeooo:paragraph-rsid="0015d890"/>
    </style:style>
    <style:style style:name="P6" style:family="paragraph" style:parent-style-name="Standard" style:master-page-name="Landscape">
      <style:paragraph-properties style:page-number="auto"/>
      <style:text-properties officeooo:rsid="0015d890" officeooo:paragraph-rsid="0015d890"/>
    </style:style>
    <style:style style:name="P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in" fo:margin-right="0in" fo:margin-top="0in" fo:margin-bottom="0in" fo:line-height="100%" fo:text-align="end" fo:text-indent="0in"/>
    </style:style>
    <style:style style:name="P9"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style>
    <style:style style:name="P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align="start" fo:text-indent="0in"/>
    </style:style>
    <style:style style:name="P16"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6a0aa"/>
    </style:style>
    <style:style style:name="T2" style:family="text">
      <style:text-properties officeooo:rsid="0016cf27"/>
    </style:style>
    <style:style style:name="T3" style:family="text">
      <style:text-properties officeooo:rsid="001b2a48"/>
    </style:style>
    <style:style style:name="T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19in" fo:padding-top="0in" fo:padding-bottom="0in" fo:padding-left="0in" fo:padding-right="0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in" fo:padding-bottom="0in" fo:padding-left="0in" fo:padding-right="0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08in" fo:padding-top="0in" fo:padding-bottom="0in" fo:padding-left="0in" fo:padding-right="0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3"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4"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5"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6"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7"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8"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9"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0"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02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1"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2"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3"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4"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justify" draw:textarea-vertical-align="middle" draw:auto-grow-height="false" fo:min-height="3.5819in" fo:min-width="0in" fo:padding-top="0.0591in" fo:padding-bottom="0.0591in" fo:padding-left="0.1083in" fo:padding-right="0.108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8x SPI Adapter</text:p>
      <text:p text:style-name="P2">(WIZ850io/25LC512)</text:p>
      <text:p text:style-name="P2">Theory of Operation</text:p>
      <text:p text:style-name="P2"><text:date style:data-style-name="N37" text:date-value="2019-07-15T12:15:16.415398078" text:fixed="true">07/15/19</text:date></text:p>
      <text:p text:style-name="P1"/>
      <text:h text:style-name="Heading_20_3" text:outline-level="3">Basic SPI</text:h>
      <text:p text:style-name="P1"/>
      <text:p text:style-name="P1">MOSI - Master Out Slave In - carries serial data from the H8/H89 to the SPI devices. MISO - Master In Slave Out - carries serial data from the SPI devices to the H8/H89. SCLK clocks data over MOSI and MISO, <text:span text:style-name="T1">simultaneously.</text:span> The only way to read data is to clock-out (write) data. SPI devices will ignore written data while they are in a read phase. Likewise, the H8/H89 ignores read data while writing.</text:p>
      <text:p text:style-name="P1"/>
      <text:p text:style-name="P1">The SPI adapter will clock 8 bits when either an IN or OUT instruction (on the data port) is performed, however in the case of IN there is no data loaded into the output (write) shift register. Also, in the case of IN, there is a delay for when the input data is available, since the shifting occurs *after* the IN instruction. Since SPI devices require a command in order to perform an operation, there is at least one OUT (the command) performed prior to any INs. The data from the first IN instruction after writing the command (and parameters) will be ignored, as it contains no meaningful value. As an example, a command to read 16 bytes will consist of 17 IN instructions, with data from the first being discarded.</text:p>
      <text:p text:style-name="P1"/>
      <text:p text:style-name="P1">Devices share the same MOSI, MISO, and SCLK signals, but each device has it's own /SCS (or /SS) signal, to select them as active. T<text:span text:style-name="T1">he absence of t</text:span>his select signal causes the SPI device to ignore <text:span text:style-name="T1">its</text:span> serial input line and tri-state <text:span text:style-name="T1">its</text:span> serial output line.</text:p>
      <text:p text:style-name="P1"/>
      <text:p text:style-name="P1">The general protocol for communicating with an SPI device is:</text:p>
      <text:p text:style-name="P1"/>
      <text:list xml:id="list1328500899" text:style-name="L1">
        <text:list-item>
          <text:p text:style-name="P5">Set the select bit for the desired device to "1"</text:p>
        </text:list-item>
        <text:list-item>
          <text:p text:style-name="P5">Output one or more <text:span text:style-name="T1">bytes for the </text:span>command/parameter<text:span text:style-name="T1">(s)</text:span></text:p>
        </text:list-item>
        <text:list-item>
          <text:p text:style-name="P5">Either output or input data bytes, depending on command</text:p>
        </text:list-item>
        <text:list-item>
          <text:p text:style-name="P5">Clear the select bit</text:p>
        </text:list-item>
      </text:list>
      <text:p text:style-name="P1"/>
      <text:p text:style-name="P1">Note that step 4 is often required by the devices in order to execute a command (the command may not start until after step 4). Only one command may be issued per select cycle.</text:p>
      <text:p text:style-name="P1"/>
      <text:p text:style-name="P4">Most devices (the two used here) support an “auto increment” feature, such that the size of data transfers need not be specified in the command. The H8/H89 simply clears the /SCS signal after the last desired data byte. There may, however, be internal limitations on the devices such as page sizes or register bank boundaries.</text:p>
      <text:p text:style-name="P1"/>
      <text:h text:style-name="Heading_20_3" text:outline-level="3">Adapter Hardware <text:span text:style-name="T2">Operation</text:span></text:h>
      <text:p text:style-name="P1"/>
      <text:p text:style-name="P1">The /SCS (or /SS) signals are controlled by the 74LS175 latch, which is loaded by OUT on the control port. Bit 0 is /SCS for the WIZ850io. Bit 1 is the /SS for the 25LC512 NVRAM chip. System /RESET forces both (all) bits to "0".</text:p>
      <text:p text:style-name="P1"/>
      <text:p text:style-name="P1"><text:soft-page-break/>Serial data shifting is controlled by the 74LS161 counter, and associated circuitry. <text:s/>A system /RESET will, via the /SCS signals, preload 1111b into the counter. This forces Q3 to "1" which forces preset on the <text:span text:style-name="T3">set</text:span> of 74LS74 flipflops. The Q output of the last flipflop drives the SCLK-DIS (serial clock disable) signal, which prevents the system CPU clock from reaching the shift registers. This condition will persist as long as no SPI device is selected.</text:p>
      <text:p text:style-name="P1"/>
      <text:p text:style-name="P1">Enabling /SCS for one of the devices (it is software's responsibility to ensure only one device is selected) releases the preload (/PE) on the 74LS161, but no clocking will begin since Q3 remains "1".</text:p>
      <text:p text:style-name="P1"/>
      <text:p text:style-name="P1">OUT instructions load the output data into the 74LS165 shift register. IN instructions read the data from the 74LS164 shift register. In both cases, the IO strobe will cause a /MR (reset the counter) which forces Q3 to "0" which is reflected by a "0" on the D input of the <text:span text:style-name="T3">set</text:span> of flipflops.</text:p>
      <text:p text:style-name="P1"/>
      <text:p text:style-name="P1">After <text:span text:style-name="T3">three</text:span> CPU clock pulses <text:span text:style-name="T3">(rising edges)</text:span> the "0" from Q3 should reach the Q output of the <text:span text:style-name="T3">last</text:span> flipflop, causing SCLK-DIS to be "0" and passing the CPU clock to the shift registers as well as the counter. <text:span text:style-name="T1">Note that the exact timing of this depends on the Z80 CPU timing for I/O instructions, and is triggered by the leading edge of the IO strobe (IORD or IOWR). </text:span>After 8 clock pulses, the counter will reach 1000b and Q3 will be "1" and this will force SCLK-DIS to a "1" again, stopping the shifting of data.</text:p>
      <text:p text:style-name="P1"/>
      <text:p text:style-name="P1">Successive IN/OUT instructions cause the same 8-cycles of CPU clock to be passed through to the shift registers. Once the H8/H89 (software) has completed the command and data, it clears the control port <text:span text:style-name="T1">-</text:span> turning off any /SCS signal <text:span text:style-name="T1">- </text:span>which forces the preload (/PE) active again, preventing the counter from functioning.</text:p>
      <text:p text:style-name="P1"/>
      <text:p text:style-name="P1"/>
      <text:p text:style-name="P6"><draw:g text:anchor-type="paragraph" draw:z-index="0" draw:name="Shape1" draw:style-name="gr1"><draw:polyline draw:style-name="gr2" draw:text-style-name="P7" svg:width="0.2496in" svg:height="7.5996in" draw:transform="rotate (-1.5707963267949) translate (8.35in 0.687073490813635in)" svg:viewBox="0 0 635 19304" draw:points="0,19304 635,19304 635,18796 0,18796 0,18288 635,18288 635,17780 0,17780 0,17272 635,17272 635,16764 0,16764 0,16256 635,16256 635,15748 0,15748 0,15240 635,15240 635,14732 0,14732 0,14224 635,14224 635,13716 0,13716 0,13208 635,13208 635,12700 0,12700 0,12192 635,12192 635,11684 0,11684 0,11176 635,11176 635,10668 0,10668 0,10160 635,10160 635,9652 0,9652 0,9144 635,9144 635,8636 0,8636 0,8128 635,8128 635,7620 0,7620 0,7112 635,7112 635,6604 0,6604 0,6096 635,6096 635,5588 0,5588 0,5080 635,5080 635,4572 0,4572 0,4064 635,4064 635,3556 0,3556 0,3048 635,3048 635,2540 0,2540 0,2032 635,2032 635,1524 0,1524 0,1016 635,1016 635,508 0,508 0,0"><text:p/></draw:polyline><draw:polyline draw:style-name="gr3" draw:text-style-name="P7" svg:width="7.5996in" svg:height="0.2496in" svg:x="0.75in" svg:y="1.087in" svg:viewBox="0 0 19304 635" draw:points="0,0 635,0 635,635 3175,635 3175,0 11811,0 11811,635 14351,635 14351,0 19304,0"><text:p/></draw:polyline><draw:frame draw:style-name="gr4" draw:text-style-name="P9" svg:width="0.6642in" svg:height="0.1823in" svg:x="0in" svg:y="1.1366in"><draw:text-box><text:p text:style-name="P8"><text:span text:style-name="T4">IOR/W</text:span></text:p></draw:text-box></draw:frame><draw:frame draw:style-name="gr5" draw:text-style-name="P9" svg:width="0.6642in" svg:height="0.228in" svg:x="0in" svg:y="0.7866in"><draw:text-box><text:p text:style-name="P8"><text:span text:style-name="T4">CPU CLK</text:span></text:p></draw:text-box></draw:frame><draw:frame draw:style-name="gr6" draw:text-style-name="P9" svg:width="0.6142in" svg:height="0.1504in" svg:x="0.05in" svg:y="3.1366in"><draw:text-box><text:p text:style-name="P8"><text:span text:style-name="T4">SCLK</text:span></text:p></draw:text-box></draw:frame><draw:polyline draw:style-name="gr7" draw:text-style-name="P7" svg:width="7.6996in" svg:height="0.2496in" draw:transform="rotate (-3.14159265358979) translate (8.45in 3.33707349081365in)" svg:viewBox="0 0 19558 635" draw:points="19558,0 15494,0 15494,635 14986,635 14986,0 14478,0 14478,635 13970,635 13970,0 13462,0 13462,635 12954,635 12954,0 12446,0 12446,635 11938,635 11938,0 11430,0 11430,635 10922,635 10922,0 10414,0 10414,635 9906,635 9906,0 9398,0 9398,635 8890,635 8890,0 8382,0 8382,635 7874,635 7874,0 4318,0 4318,635 3810,635 3810,0 3302,0 3302,635 2794,635 2794,0 2286,0 2286,635 1778,635 1778,0 1270,0 1270,635 762,635 762,0 254,0 254,635 0,635"><text:p/></draw:polyline><draw:frame draw:style-name="gr8" draw:text-style-name="P9" svg:width="0.6642in" svg:height="0.2567in" svg:x="0.0362in" svg:y="3.5366in"><draw:text-box><text:p text:style-name="P8"><text:span text:style-name="T4">MOSI</text:span></text:p><text:p text:style-name="P8"><text:span text:style-name="T4">(74’165 Q7)</text:span></text:p></draw:text-box></draw:frame><draw:frame draw:style-name="gr9" draw:text-style-name="P9" svg:width="0.6642in" svg:height="0.3004in" svg:x="0in" svg:y="2.7366in"><draw:text-box><text:p text:style-name="P8"><text:span text:style-name="T4">SCLK-DIS</text:span></text:p><text:p text:style-name="P8"><text:span text:style-name="T4">(FF Q3)</text:span></text:p></draw:text-box></draw:frame><draw:polyline draw:style-name="gr10" draw:text-style-name="P10" svg:width="7.6996in" svg:height="0.2496in" svg:x="0.75in" svg:y="3.487in" svg:viewBox="0 0 19558 635" draw:points="0,635 3048,635 3302,0 4572,0 4699,635 5588,635 5715,0 6604,0 6731,635 7620,635 7747,0 8636,0 8763,635 9652,635 9779,0 10668,0 10795,635 11684,635 11811,0 14224,0 14478,635 15748,635 15875,0 16764,0 16891,635 17780,635 17907,0 18796,0 18923,635 19558,635"><text:p/></draw:polyline><draw:polyline draw:style-name="gr11" draw:text-style-name="P10" svg:width="7.6906in" svg:height="0.2496in" svg:x="0.7591in" svg:y="3.487in" svg:viewBox="0 0 19535 635" draw:points="0,0 3025,0 3279,635 4549,635 4676,0 5565,0 5692,635 6581,635 6708,0 7597,0 7724,635 8613,635 8740,0 9629,0 9756,635 10645,635 10772,0 11661,0 11788,635 14201,635 14455,0 15725,0 15852,635 16741,635 16868,0 17757,0 17884,635 18773,635 18900,0 19535,0"><text:p/></draw:polyline><draw:line draw:style-name="gr12" draw:text-style-name="P11" svg:x1="2.35in" svg:y1="1.787in" svg:x2="2.35in" svg:y2="4.0031in"><text:p text:style-name="P8"><text:span text:style-name="T4">D7</text:span></text:p></draw:line><draw:line draw:style-name="gr13" draw:text-style-name="P11" svg:x1="2.75in" svg:y1="1.787in" svg:x2="2.75in" svg:y2="4.0031in"><text:p text:style-name="P8"><text:span text:style-name="T4">D6</text:span></text:p></draw:line><draw:line draw:style-name="gr14" draw:text-style-name="P11" svg:x1="3.15in" svg:y1="1.787in" svg:x2="3.15in" svg:y2="4.0031in"><text:p text:style-name="P8"><text:span text:style-name="T4">D5</text:span></text:p></draw:line><draw:line draw:style-name="gr15" draw:text-style-name="P11" svg:x1="3.55in" svg:y1="1.787in" svg:x2="3.55in" svg:y2="4.0031in"><text:p text:style-name="P8"><text:span text:style-name="T4">D4</text:span></text:p></draw:line><draw:line draw:style-name="gr16" draw:text-style-name="P11" svg:x1="3.95in" svg:y1="1.787in" svg:x2="3.95in" svg:y2="4.0031in"><text:p text:style-name="P8"><text:span text:style-name="T4">D3</text:span></text:p></draw:line><draw:line draw:style-name="gr17" draw:text-style-name="P11" svg:x1="4.35in" svg:y1="1.787in" svg:x2="4.35in" svg:y2="4.0031in"><text:p text:style-name="P8"><text:span text:style-name="T4">D2</text:span></text:p></draw:line><draw:line draw:style-name="gr18" draw:text-style-name="P11" svg:x1="4.75in" svg:y1="1.787in" svg:x2="4.75in" svg:y2="4.0031in"><text:p text:style-name="P8"><text:span text:style-name="T4">D1</text:span></text:p></draw:line><draw:line draw:style-name="gr19" draw:text-style-name="P11" svg:x1="5.15in" svg:y1="1.787in" svg:x2="5.15in" svg:y2="4.0031in"><text:p text:style-name="P8"><text:span text:style-name="T4">D0</text:span></text:p></draw:line><draw:line draw:style-name="gr20" draw:text-style-name="P11" svg:x1="6.75in" svg:y1="1.787in" svg:x2="6.75in" svg:y2="4.0031in"><text:p text:style-name="P8"><text:span text:style-name="T4">D7</text:span></text:p></draw:line><draw:frame draw:style-name="gr21" draw:text-style-name="P9" svg:width="0.6142in" svg:height="0.1504in" svg:x="0.05in" svg:y="1.5366in"><draw:text-box><text:p text:style-name="P8"><text:span text:style-name="T4">74‘161 Q3</text:span></text:p></draw:text-box></draw:frame><draw:polyline draw:style-name="gr22" draw:text-style-name="P10" svg:width="7.6996in" svg:height="0.2496in" svg:x="0.75in" svg:y="1.487in" svg:viewBox="0 0 19558 635" draw:points="0,0 635,0 635,635 11684,635 11684,0 11811,0 11811,635 19558,635"><text:p/></draw:polyline><draw:frame draw:style-name="gr23" draw:text-style-name="P13" svg:width="8.5004in" svg:height="0.387in" svg:x="0.15in" svg:y="0.0083in"><draw:text-box><text:p text:style-name="P12"><text:span text:style-name="T5">H8/H89 SPI Timing (WIZ850io)</text:span></text:p></draw:text-box></draw:frame><draw:polyline draw:style-name="gr24" draw:text-style-name="P10" svg:width="7.6996in" svg:height="0.2496in" svg:x="0.75in" svg:y="1.887in" svg:viewBox="0 0 19558 635" draw:points="0,0 1524,0 1524,635 11684,635 11684,0 12700,0 12700,635 19558,635"><text:p/></draw:polyline><draw:polyline draw:style-name="gr25" draw:text-style-name="P10" svg:width="7.6996in" svg:height="0.2496in" svg:x="0.75in" svg:y="2.287in" svg:viewBox="0 0 19558 635" draw:points="0,0 2540,0 2540,635 11684,635 11684,0 13716,0 13716,635 19558,635"><text:p/></draw:polyline><draw:polyline draw:style-name="gr26" draw:text-style-name="P10" svg:width="7.6996in" svg:height="0.2496in" svg:x="0.75in" svg:y="2.687in" svg:viewBox="0 0 19558 635" draw:points="0,0 3556,0 3556,635 11684,635 11684,0 14732,0 14732,635 19558,635"><text:p/></draw:polyline><draw:frame draw:style-name="gr27" draw:text-style-name="P9" svg:width="0.6142in" svg:height="0.1504in" svg:x="0.0362in" svg:y="2.3366in"><draw:text-box><text:p text:style-name="P8"><text:span text:style-name="T4">FF Q2</text:span></text:p></draw:text-box></draw:frame><draw:frame draw:style-name="gr28" draw:text-style-name="P9" svg:width="0.6142in" svg:height="0.1504in" svg:x="0.052in" svg:y="1.9374in"><draw:text-box><text:p text:style-name="P8"><text:span text:style-name="T4">FF Q1</text:span></text:p></draw:text-box></draw:frame><draw:frame draw:style-name="gr29" draw:text-style-name="P14" svg:width="8.5004in" svg:height="0.6748in" svg:x="0.05in" svg:y="4.6783in"><draw:text-box><text:p text:style-name="P12"><text:span text:style-name="T6">Example for back-to-back i8080 OUT/IN instructions.</text:span></text:p><text:p text:style-name="P12"><text:span text:style-name="T6">Z80 I/O instructions are longer and provide more-relaxed timing.</text:span></text:p><text:p text:style-name="P12"><text:span text:style-name="T6">A NOP may be required between adjacent i8080 OUT/IN instructions.</text:span></text:p></draw:text-box></draw:frame><draw:line draw:style-name="gr30" draw:text-style-name="P11" svg:x1="7.15in" svg:y1="1.787in" svg:x2="7.15in" svg:y2="4.0031in"><text:p text:style-name="P8"><text:span text:style-name="T4">D6</text:span></text:p></draw:line><draw:line draw:style-name="gr31" draw:text-style-name="P11" svg:x1="7.55in" svg:y1="1.787in" svg:x2="7.55in" svg:y2="4.0031in"><text:p text:style-name="P8"><text:span text:style-name="T4">D5</text:span></text:p></draw:line><draw:line draw:style-name="gr32" draw:text-style-name="P11" svg:x1="7.95in" svg:y1="1.787in" svg:x2="7.95in" svg:y2="4.0031in"><text:p text:style-name="P8"><text:span text:style-name="T4">D4</text:span></text:p></draw:line><draw:line draw:style-name="gr33" draw:text-style-name="P11" svg:x1="8.35in" svg:y1="1.787in" svg:x2="8.35in" svg:y2="4.0031in"><text:p text:style-name="P8"><text:span text:style-name="T4">D3</text:span></text:p></draw:line><draw:custom-shape draw:style-name="gr34" draw:text-style-name="P7" svg:width="0.0504in" svg:height="3.7004in" svg:x="5.35in" svg:y="0.5866in"><text:p/><draw:enhanced-geometry svg:viewBox="0 0 21600 21600" draw:type="rectangle" draw:enhanced-path="M 0 0 L 21600 0 21600 21600 0 21600 0 0 Z N"/></draw:custom-shape><draw:frame draw:style-name="gr35" draw:text-style-name="P16" svg:width="0.7433in" svg:height="0.1504in" svg:x="5.45in" svg:y="4.1366in"><draw:text-box><text:p text:style-name="P15"><text:span text:style-name="T4">Narrow timing</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Miller</meta:initial-creator>
    <meta:creation-date>2019-07-15T12:02:31.332696683</meta:creation-date>
    <dc:date>2019-07-21T08:46:57.431438929</dc:date>
    <meta:editing-duration>PT24M14S</meta:editing-duration>
    <meta:editing-cycles>5</meta:editing-cycles>
    <meta:generator>LibreOffice/6.0.7.3$Linux_X86_64 LibreOffice_project/00m0$Build-3</meta:generator>
    <meta:document-statistic meta:table-count="0" meta:image-count="0" meta:object-count="0" meta:page-count="3" meta:paragraph-count="22" meta:word-count="756" meta:character-count="4227" meta:non-whitespace-character-count="3492"/>
  </office:meta>
</office:document-meta>
</file>